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Title">Table of contents</text:h>
      <text:list text:style-name="L1">
        <text:list-item>
          <text:p text:style-name="P1">"About the author (not pictured)"</text:p>
        </text:list-item>
        <text:list-item>
          <text:p text:style-name="P1">"<text:span text:style-name="T1">about</text:span><text:span text:style-name="T2"> </text:span><text:span text:style-name="T3">Autocento</text:span>"</text:p>
        </text:list-item>
        <text:list-item>
          <text:p text:style-name="P1">"About the author"</text:p>
        </text:list-item>
        <text:list-item>
          <text:p text:style-name="P1">"<text:span text:style-name="T4">abstract</text:span>"</text:p>
        </text:list-item>
        <text:list-item>
          <text:p text:style-name="P1">"AMBER alert"</text:p>
        </text:list-item>
        <text:list-item>
          <text:p text:style-name="P1">"And"</text:p>
        </text:list-item>
        <text:list-item>
          <text:p text:style-name="P1">"The angel to Abraham"</text:p>
        </text:list-item>
        <text:list-item>
          <text:p text:style-name="P1">"On seeing the panorama of the Apollo 11 landing site"</text:p>
        </text:list-item>
        <text:list-item>
          <text:p text:style-name="P1">"Ars poetica"</text:p>
        </text:list-item>
        <text:list-item>
          <text:p text:style-name="P1">"Art"</text:p>
        </text:list-item>
        <text:list-item>
          <text:p text:style-name="P1">"Axe"</text:p>
        </text:list-item>
        <text:list-item>
          <text:p text:style-name="P1">"The big dipper"</text:p>
        </text:list-item>
        <text:list-item>
          <text:p text:style-name="P1">"The boar"</text:p>
        </text:list-item>
        <text:list-item>
          <text:p text:style-name="P1">"Boy on the bus"</text:p>
        </text:list-item>
        <text:list-item>
          <text:p text:style-name="P1">"Building"</text:p>
        </text:list-item>
        <text:list-item>
          <text:p text:style-name="P1">"Call me aural pleasure"</text:p>
        </text:list-item>
        <text:list-item>
          <text:p text:style-name="P1">"Cereal"</text:p>
        </text:list-item>
        <text:list-item>
          <text:p text:style-name="P1">"Cold wind"</text:p>
        </text:list-item>
        <text:list-item>
          <text:p text:style-name="P1">"Instrumented: a collage"</text:p>
        </text:list-item>
        <text:list-item>
          <text:p text:style-name="P1">"Creation myth"</text:p>
        </text:list-item>
        <text:list-item>
          <text:p text:style-name="P1">"Dead man"</text:p>
        </text:list-item>
        <text:list-item>
          <text:p text:style-name="P1">"The death zone"</text:p>
        </text:list-item>
        <text:list-item>
          <text:p text:style-name="P1">"Death's trumpet"</text:p>
        </text:list-item>
        <text:list-item>
          <text:p text:style-name="P1">"Something about my tenure as a bear"</text:p>
        </text:list-item>
        <text:list-item>
          <text:p text:style-name="P1">"Dream"</text:p>
        </text:list-item>
        <text:list-item>
          <text:p text:style-name="P1">"Early"</text:p>
        </text:list-item>
        <text:list-item>
          <text:p text:style-name="P1">"Elegy for an alternate self"</text:p>
        </text:list-item>
        <text:list-item>
          <text:p text:style-name="P1">"<text:span text:style-name="T5">epigraph</text:span>"</text:p>
        </text:list-item>
        <text:list-item>
          <text:p text:style-name="P1">"Ex machina"</text:p>
        </text:list-item>
        <text:list-item>
          <text:p text:style-name="P1">"Exasperated"</text:p>
        </text:list-item>
        <text:list-item>
          <text:p text:style-name="P1">"Father"</text:p>
        </text:list-item>
        <text:list-item>
          <text:p text:style-name="P1">"Feeding the raven"</text:p>
        </text:list-item>
        <text:list-item>
          <text:p text:style-name="P1">"Finding the lion"</text:p>
        </text:list-item>
        <text:list-item>
          <text:p text:style-name="P1">"Fire"</text:p>
        </text:list-item>
        <text:list-item>
          <text:p text:style-name="P1">"Look: a found typewriter poem"</text:p>
        </text:list-item>
        <text:list-item>
          <text:p text:style-name="P1">"Hands"</text:p>
        </text:list-item>
        <text:list-item>
          <text:p text:style-name="P1">"A hard game"</text:p>
        </text:list-item>
        <text:list-item>
          <text:p text:style-name="P1">"Hardware"</text:p>
        </text:list-item>
        <text:list-item>
          <text:p text:style-name="P1">"How it happened"</text:p>
        </text:list-item>
        <text:list-item>
          <text:p text:style-name="P1">"How to read this"</text:p>
        </text:list-item>
        <text:list-item>
          <text:p text:style-name="P1">"Hymnal"</text:p>
        </text:list-item>
        <text:list-item>
          <text:p text:style-name="P1">"I am"</text:p>
        </text:list-item>
        <text:list-item>
          <text:p text:style-name="P1">"I think it's you (but it's not)"</text:p>
        </text:list-item>
        <text:list-item>
          <text:p text:style-name="P1">"I want to say"</text:p>
        </text:list-item>
        <text:list-item>
          <text:p text:style-name="P1">"I wanted to tell you something"</text:p>
        </text:list-item>
        <text:list-item>
          <text:p text:style-name="P1">"In bed"</text:p>
        </text:list-item>
        <text:list-item>
          <text:p text:style-name="P1">"Initial conditions"</text:p>
        </text:list-item>
        <text:list-item>
          <text:p text:style-name="P1">"January"</text:p>
        </text:list-item>
        <text:list-item>
          <text:p text:style-name="P1">"Joke"</text:p>
        </text:list-item>
        <text:list-item>
          <text:p text:style-name="P1">"L'appel du vide"</text:p>
        </text:list-item>
        <text:list-item>
          <text:p text:style-name="P1">"The largest asteroid in the asteroid belt"</text:p>
        </text:list-item>
        <text:list-item>
          <text:p text:style-name="P1">"Last bastion"</text:p>
        </text:list-item>
        <text:list-item>
          <text:p text:style-name="P1">"Last passenger"</text:p>
        </text:list-item>
        <text:list-item>
          <text:p text:style-name="P1">"Leaf"</text:p>
        </text:list-item>
        <text:list-item>
          <text:p text:style-name="P1">"Leg"</text:p>
        </text:list-item>
        <text:list-item>
          <text:p text:style-name="P1">"Liking things"</text:p>
        </text:list-item>
        <text:list-item>
          <text:p text:style-name="P1">"Listen"</text:p>
        </text:list-item>
        <text:list-item>
          <text:p text:style-name="P1">"Love as god"</text:p>
        </text:list-item>
        <text:list-item>
          <text:p text:style-name="P1">"Love song"</text:p>
        </text:list-item>
        <text:list-item>
          <text:p text:style-name="P1">"Man"</text:p>
        </text:list-item>
        <text:list-item>
          <text:p text:style-name="P1">"A manifesto of poetics"</text:p>
        </text:list-item>
        <text:list-item>
          <text:p text:style-name="P1">"The moon is drowning"</text:p>
        </text:list-item>
        <text:list-item>
          <text:p text:style-name="P1">"The moon is gone and in its place a mirror"</text:p>
        </text:list-item>
        <text:list-item>
          <text:p text:style-name="P1">"The mountain"</text:p>
        </text:list-item>
        <text:list-item>
          <text:p text:style-name="P1">"Moving sideways"</text:p>
        </text:list-item>
        <text:list-item>
          <text:p text:style-name="P1">"Something about all music being performances of <text:span text:style-name="T6">4′33″</text:span> in places where other bands happen to be playing"</text:p>
        </text:list-item>
        <text:list-item>
          <text:p text:style-name="P1">"No nothing"</text:p>
        </text:list-item>
        <text:list-item>
          <text:p text:style-name="P1">"Notes"</text:p>
        </text:list-item>
        <text:list-item>
          <text:p text:style-name="P1">"Nothing is ever over"</text:p>
        </text:list-item>
        <text:list-item>
          <text:p text:style-name="P1">"On genre and the dimensionality of poetry"</text:p>
        </text:list-item>
        <text:list-item>
          <text:p text:style-name="P1">"100 lines"</text:p>
        </text:list-item>
        <text:list-item>
          <text:p text:style-name="P1">"On formal poetry"</text:p>
        </text:list-item>
        <text:list-item>
          <text:p text:style-name="P1">"Options"</text:p>
        </text:list-item>
        <text:list-item>
          <text:p text:style-name="P1">"Ouroboros of memory"</text:p>
        </text:list-item>
        <text:list-item>
          <text:p text:style-name="P1">"Paul"</text:p>
        </text:list-item>
        <text:list-item>
          <text:p text:style-name="P1">"Peaches"</text:p>
        </text:list-item>
        <text:list-item>
          <text:p text:style-name="P1">"Philosophy"</text:p>
        </text:list-item>
        <text:list-item>
          <text:p text:style-name="P1">"Phone"</text:p>
        </text:list-item>
        <text:list-item>
          <text:p text:style-name="P1">"Planks"</text:p>
        </text:list-item>
        <text:list-item>
          <text:p text:style-name="P1">"Litany for a plant"</text:p>
        </text:list-item>
        <text:list-item>
          <text:p text:style-name="P1">"Something about the nature of poetry and time"</text:p>
        </text:list-item>
        <text:list-item>
          <text:p text:style-name="P1">"Prelude"</text:p>
        </text:list-item>
        <text:list-item>
          <text:p text:style-name="P1">"Problems"</text:p>
        </text:list-item>
        <text:list-item>
          <text:p text:style-name="P1">"Process narrative"</text:p>
        </text:list-item>
        <text:list-item>
          <text:p text:style-name="P1">"Proverbs"</text:p>
        </text:list-item>
        <text:list-item>
          <text:p text:style-name="P1">"Punch"</text:p>
        </text:list-item>
        <text:list-item>
          <text:p text:style-name="P1">"The purpose of dogs"</text:p>
        </text:list-item>
        <text:list-item>
          <text:p text:style-name="P1">"Question"</text:p>
        </text:list-item>
        <text:list-item>
          <text:p text:style-name="P1">"A real writer"</text:p>
        </text:list-item>
        <text:list-item>
          <text:p text:style-name="P1">"Reports"</text:p>
        </text:list-item>
        <text:list-item>
          <text:p text:style-name="P1">"Riptide of memory"</text:p>
        </text:list-item>
        <text:list-item>
          <text:p text:style-name="P1">"Ronald McDonald"</text:p>
        </text:list-item>
        <text:list-item>
          <text:p text:style-name="P1">"Rough gloves"</text:p>
        </text:list-item>
        <text:list-item>
          <text:p text:style-name="P1">"Sapling"</text:p>
        </text:list-item>
        <text:list-item>
          <text:p text:style-name="P1">"Seasonal affective disorder"</text:p>
        </text:list-item>
        <text:list-item>
          <text:p text:style-name="P1">"Sense of it"</text:p>
        </text:list-item>
        <text:list-item>
          <text:p text:style-name="P1">"Serengeti"</text:p>
        </text:list-item>
        <text:list-item>
          <text:p text:style-name="P1">"Shed"</text:p>
        </text:list-item>
        <text:list-item>
          <text:p text:style-name="P1">"Shipwright"</text:p>
        </text:list-item>
        <text:list-item>
          <text:p text:style-name="P1">"The sixteenth chapel"</text:p>
        </text:list-item>
        <text:list-item>
          <text:p text:style-name="P1">"Snow"</text:p>
        </text:list-item>
        <text:list-item>
          <text:p text:style-name="P1">"Something simple"</text:p>
        </text:list-item>
        <text:list-item>
          <text:p text:style-name="P1">"Spittle"</text:p>
        </text:list-item>
        <text:list-item>
          <text:p text:style-name="P1">"The squirrel"</text:p>
        </text:list-item>
        <text:list-item>
          <text:p text:style-name="P1">"Stagnant"</text:p>
        </text:list-item>
        <text:list-item>
          <text:p text:style-name="P1">"Statements"</text:p>
        </text:list-item>
        <text:list-item>
          <text:p text:style-name="P1">"Stayed on the bus too long"</text:p>
        </text:list-item>
        <text:list-item>
          <text:p text:style-name="P1">"Stump"</text:p>
        </text:list-item>
        <text:list-item>
          <text:p text:style-name="P1">"Swan song (alternate)"</text:p>
        </text:list-item>
        <text:list-item>
          <text:p text:style-name="P1">"Swan song"</text:p>
        </text:list-item>
        <text:list-item>
          <text:p text:style-name="P1">"Swear"</text:p>
        </text:list-item>
        <text:list-item>
          <text:p text:style-name="P1">"A table of contents"</text:p>
        </text:list-item>
        <text:list-item>
          <text:p text:style-name="P1">"Tapestry"</text:p>
        </text:list-item>
        <text:list-item>
          <text:p text:style-name="P1">"Telemarketer"</text:p>
        </text:list-item>
        <text:list-item>
          <text:p text:style-name="P1">"The night we met, I was out of my mind"</text:p>
        </text:list-item>
        <text:list-item>
          <text:p text:style-name="P1">"The sea and the beach"</text:p>
        </text:list-item>
        <text:list-item>
          <text:p text:style-name="P1">"The ocean overflows with camels"</text:p>
        </text:list-item>
        <text:list-item>
          <text:p text:style-name="P1">"Time looks up to the sky"</text:p>
        </text:list-item>
        <text:list-item>
          <text:p text:style-name="P1">"To Daniel"</text:p>
        </text:list-item>
        <text:list-item>
          <text:p text:style-name="P1">"Toilet"</text:p>
        </text:list-item>
        <text:list-item>
          <text:p text:style-name="P1">"Toothpaste"</text:p>
        </text:list-item>
        <text:list-item>
          <text:p text:style-name="P1">"Treatise"</text:p>
        </text:list-item>
        <text:list-item>
          <text:p text:style-name="P1">"Underwear"</text:p>
        </text:list-item>
        <text:list-item>
          <text:p text:style-name="P1">"Walking in the rain"</text:p>
        </text:list-item>
        <text:list-item>
          <text:p text:style-name="P1">"Wallpaper"</text:p>
        </text:list-item>
        <text:list-item>
          <text:p text:style-name="P1">"We played those games too"</text:p>
        </text:list-item>
        <text:list-item>
          <text:p text:style-name="P1">"What we are made of"</text:p>
        </text:list-item>
        <text:list-item>
          <text:p text:style-name="P1">"Whem I'm sorry I wash dishes"</text:p>
        </text:list-item>
        <text:list-item>
          <text:p text:style-name="P1">"Window"</text:p>
        </text:list-item>
        <text:list-item>
          <text:p text:style-name="P1">"Words and their irritable reaching"</text:p>
        </text:list-item>
        <text:list-item>
          <text:p text:style-name="P1">"Words and meaning"</text:p>
        </text:list-item>
        <text:list-item>
          <text:p text:style-name="P1">"Worse looking over"</text:p>
        </text:list-item>
        <text:list-item>
          <text:p text:style-name="P1">"Writing"</text:p>
        </text:list-item>
        <text:list-item>
          <text:p text:style-name="P1">"X-ray"</text:p>
        </text:list-item>
        <text:list-item>
          <text:p text:style-name="P1">"Yellow"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le of contents</dc:title>
  </office:meta>
</office:document-meta>
</file>